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normal">Δ</mi>
            <mrow>
              <mspace width="0.5em"/>
              <mo stretchy="false">=</mo>
              <mspace width="0.5em"/>
            </mrow>
            <mfrac>
              <mn>1</mn>
              <msup>
                <mi>r</mi>
                <mn>2</mn>
              </msup>
            </mfrac>
            <mfrac>
              <mo stretchy="false">∂</mo>
              <mrow>
                <mo stretchy="false">∂</mo>
                <mi>r</mi>
              </mrow>
            </mfrac>
            <mrow>
              <mo fence="true" stretchy="true">(</mo>
              <mrow>
                <mrow>
                  <msup>
                    <mi>r</mi>
                    <mn>2</mn>
                  </msup>
                  <mfrac>
                    <mo stretchy="false">∂</mo>
                    <mrow>
                      <mo stretchy="false">∂</mo>
                      <mi>r</mi>
                    </mrow>
                  </mfrac>
                </mrow>
              </mrow>
              <mo fence="true" stretchy="true">)</mo>
            </mrow>
            <mrow>
              <mspace width="0.5em"/>
              <mo stretchy="false">+</mo>
              <mspace width="0.5em"/>
            </mrow>
            <mfrac>
              <mn>1</mn>
              <msup>
                <mi>r</mi>
                <mn>2</mn>
              </msup>
            </mfrac>
            <msub>
              <mi mathvariant="normal">Δ</mi>
              <mrow>
                <mi mathvariant="normal">ϑ</mi>
                <mi>,</mi>
                <mi mathvariant="normal">ϕ</mi>
              </mrow>
            </msub>
          </mrow>
        </mtd>
      </mtr>
      <mtr>
        <mtd>
          <mrow/>
        </mtd>
      </mtr>
      <mtr>
        <mtd>
          <mrow>
            <msub>
              <mi mathvariant="normal">Δ</mi>
              <mrow>
                <mi mathvariant="normal">ϑ</mi>
                <mi>,</mi>
                <mi mathvariant="normal">ϕ</mi>
              </mrow>
            </msub>
            <mrow>
              <mspace width="0.5em"/>
              <mo stretchy="false">=</mo>
              <mspace width="0.5em"/>
            </mrow>
            <mfrac>
              <mn>1</mn>
              <mrow>
                <mi>sin</mi>
                <mi mathvariant="normal">ϑ</mi>
              </mrow>
            </mfrac>
            <mspace width="0.5em"/>
            <mfrac>
              <mo stretchy="false">∂</mo>
              <mrow>
                <mo stretchy="false">∂</mo>
                <mi mathvariant="normal">ϑ</mi>
              </mrow>
            </mfrac>
            <mspace width="0.5em"/>
            <mi>sin</mi>
            <mi mathvariant="normal">ϑ</mi>
            <mspace width="0.5em"/>
            <mfrac>
              <mo stretchy="false">∂</mo>
              <mrow>
                <mo stretchy="false">∂</mo>
                <mi mathvariant="normal">ϑ</mi>
              </mrow>
            </mfrac>
            <mrow>
              <mspace width="0.5em"/>
              <mo stretchy="false">+</mo>
              <mspace width="0.5em"/>
            </mrow>
            <mfrac>
              <mn>1</mn>
              <mrow>
                <msup>
                  <mi>sin</mi>
                  <mn>2</mn>
                </msup>
                <mi mathvariant="normal">ϑ</mi>
              </mrow>
            </mfrac>
            <mspace width="0.5em"/>
            <mfrac>
              <msup>
                <mo stretchy="false">∂</mo>
                <mn>2</mn>
              </msup>
              <mrow>
                <mo stretchy="false">∂</mo>
                <msup>
                  <mi mathvariant="normal">ϕ</mi>
                  <mn>2</mn>
                </msup>
              </mrow>
            </mfrac>
          </mrow>
        </mtd>
      </mtr>
    </mtable>
    <annotation encoding="StarMath 5.0">%DELTA `=` 1 over r^2 {partial} over {partial r} left ( r^2 {partial} over {partial r} right )
`+` 1 over r^2 %DELTA_{%ivartheta,%iphi} newline newline
%DELTA_{%ivartheta,%iphi} `=` {1} over {sin %ivartheta} ` {partial} over {partial %ivartheta} ` sin %ivartheta ` {partial} over {partial %ivartheta} `+`
{1} over {sin^2 %ivartheta} ` {partial^2} over {partial %iphi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44:51.401000000</meta:creation-date>
    <meta:generator>LibreOffice/4.2.4.2$Windows_x86 LibreOffice_project/63150712c6d317d27ce2db16eb94c2f3d7b699f8</meta:generator>
  </office:meta>
</office:document-meta>
</file>